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Foglio1" table:style-name="ta1" table:print="false">
        <table:table-column table:style-name="co1" table:number-columns-repeated="11" table:default-cell-style-name="ce1"/>
        <table:table-column table:style-name="co2" table:default-cell-style-name="ce1"/>
        <table:table-column table:style-name="co2" table:default-cell-style-name="ce11"/>
        <table:table-column table:style-name="co2" table:number-columns-repeated="1001" table:default-cell-style-name="ce1"/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style-name="ce3"/>
          <table:table-cell table:style-name="ce4" office:value-type="float" office:value="8">
            <text:p>8</text:p>
          </table:table-cell>
          <table:table-cell table:style-name="ce3" table:number-columns-repeated="8"/>
          <table:table-cell table:number-columns-repeated="2"/>
          <table:table-cell office:value-type="string">
            <text:p>DISTANZA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table:style-name="ce3" table:number-columns-repeated="10"/>
          <table:table-cell/>
          <table:table-cell office:value-type="string">
            <text:p>0-1</text:p>
          </table:table-cell>
          <table:table-cell table:formula="of:=SQRT(([.Q$3]-[.Q4])^2+([.R$3]-[.R4])^2)" office:value-type="float" office:value="3.16227766016838">
            <text:p>3,16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style-name="ce3" table:number-columns-repeated="10"/>
          <table:table-cell/>
          <table:table-cell office:value-type="string">
            <text:p>0-2</text:p>
          </table:table-cell>
          <table:table-cell table:formula="of:=SQRT(([.Q$3]-[.Q5])^2+([.R$3]-[.R5])^2)" office:value-type="float" office:value="6.32455532033676">
            <text:p>6,3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table:style-name="ce3" table:number-columns-repeated="10"/>
          <table:table-cell/>
          <table:table-cell office:value-type="string">
            <text:p>0-3</text:p>
          </table:table-cell>
          <table:table-cell table:formula="of:=SQRT(([.Q$3]-[.Q6])^2+([.R$3]-[.R6])^2)" office:value-type="float" office:value="5.8309518948453">
            <text:p>5,83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table:style-name="ce3" table:number-columns-repeated="10"/>
          <table:table-cell/>
          <table:table-cell office:value-type="string">
            <text:p>0-4</text:p>
          </table:table-cell>
          <table:table-cell table:formula="of:=SQRT(([.Q$3]-[.Q7])^2+([.R$3]-[.R7])^2)"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table:style-name="ce3" table:number-columns-repeated="10"/>
          <table:table-cell/>
          <table:table-cell office:value-type="string">
            <text:p>0-5</text:p>
          </table:table-cell>
          <table:table-cell table:formula="of:=SQRT(([.Q$3]-[.Q8])^2+([.R$3]-[.R8])^2)" office:value-type="float" office:value="1.4142135623731">
            <text:p>1,4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3" table:number-columns-repeated="7"/>
          <table:table-cell/>
          <table:table-cell office:value-type="string">
            <text:p>0-6</text:p>
          </table:table-cell>
          <table:table-cell table:formula="of:=SQRT(([.Q$3]-[.Q9])^2+([.R$3]-[.R9])^2)" office:value-type="float" office:value="4.47213595499958">
            <text:p>4,4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6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6" table:number-columns-repeated="4"/>
          <table:table-cell table:style-name="ce3"/>
          <table:table-cell/>
          <table:table-cell office:value-type="string">
            <text:p>0-7</text:p>
          </table:table-cell>
          <table:table-cell table:formula="of:=SQRT(([.Q$3]-[.Q10])^2+([.R$3]-[.R10])^2)" office:value-type="float" office:value="3.60555127546399">
            <text:p>3,6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ce6" table:number-columns-repeated="3"/>
          <table:table-cell table:style-name="ce9" office:value-type="float" office:value="1">
            <text:p>1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style-name="ce6" table:number-columns-repeated="2"/>
          <table:table-cell table:style-name="ce3"/>
          <table:table-cell/>
          <table:table-cell office:value-type="string">
            <text:p>0-8</text:p>
          </table:table-cell>
          <table:table-cell table:formula="of:=SQRT(([.Q$3]-[.Q11])^2+([.R$3]-[.R11])^2)" office:value-type="float" office:value="10.816653826392">
            <text:p>10,82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ce6" table:number-columns-repeated="6"/>
          <table:table-cell table:style-name="ce10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7" office:value-type="float" office:value="4">
            <text:p>4</text:p>
          </table:table-cell>
          <table:table-cell/>
          <table:table-cell office:value-type="string">
            <text:p>0-9</text:p>
          </table:table-cell>
          <table:table-cell table:formula="of:=SQRT(([.Q$3]-[.Q12])^2+([.R$3]-[.R12])^2)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style-name="Default" table:number-columns-repeated="12"/>
          <table:table-cell office:value-type="string">
            <text:p>1-2</text:p>
          </table:table-cell>
          <table:table-cell table:style-name="ce12" table:formula="of:=SQRT(([.Q$4]-[.Q5])^2+([.R$4]-[.R5])^2)" office:value-type="float" office:value="3.16227766016838">
            <text:p>3,1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2">
          <table:table-cell table:style-name="Default" table:number-columns-repeated="12"/>
          <table:table-cell office:value-type="string">
            <text:p>1-3</text:p>
          </table:table-cell>
          <table:table-cell table:style-name="ce12" table:formula="of:=SQRT(([.Q$4]-[.Q6])^2+([.R$4]-[.R6])^2)" office:value-type="float" office:value="2.82842712474619">
            <text:p>2,83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1-4</text:p>
          </table:table-cell>
          <table:table-cell table:style-name="ce12" table:formula="of:=SQRT(([.Q$4]-[.Q7])^2+([.R$4]-[.R7])^2)" office:value-type="float" office:value="5.09901951359278">
            <text:p>5,1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1-5</text:p>
          </table:table-cell>
          <table:table-cell table:style-name="ce12" table:formula="of:=SQRT(([.Q$4]-[.Q8])^2+([.R$4]-[.R8])^2)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1-6</text:p>
          </table:table-cell>
          <table:table-cell table:style-name="ce12" table:formula="of:=SQRT(([.Q$4]-[.Q9])^2+([.R$4]-[.R9])^2)" office:value-type="float" office:value="1.4142135623731">
            <text:p>1,41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1-7</text:p>
          </table:table-cell>
          <table:table-cell table:style-name="ce12" table:formula="of:=SQRT(([.Q$4]-[.Q10])^2+([.R$4]-[.R10])^2)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1-8</text:p>
          </table:table-cell>
          <table:table-cell table:style-name="ce12" table:formula="of:=SQRT(([.Q$4]-[.Q11])^2+([.R$4]-[.R11])^2)" office:value-type="float" office:value="8.54400374531753">
            <text:p>8,54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1-9</text:p>
          </table:table-cell>
          <table:table-cell table:style-name="ce12" table:formula="of:=SQRT(([.Q$4]-[.Q12])^2+([.R$4]-[.R12])^2)" office:value-type="float" office:value="4.12310562561766">
            <text:p>4,12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2-3</text:p>
          </table:table-cell>
          <table:table-cell table:formula="of:=SQRT(([.Q$5]-[.Q6])^2+([.R$5]-[.R6])^2)" office:value-type="float" office:value="1.4142135623731">
            <text:p>1,41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2-4</text:p>
          </table:table-cell>
          <table:table-cell table:formula="of:=SQRT(([.Q$5]-[.Q7])^2+([.R$5]-[.R7])^2)" office:value-type="float" office:value="8.24621125123532">
            <text:p>8,25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2-5</text:p>
          </table:table-cell>
          <table:table-cell table:formula="of:=SQRT(([.Q$5]-[.Q8])^2+([.R$5]-[.R8])^2)" office:value-type="float" office:value="5.09901951359278">
            <text:p>5,1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2-6</text:p>
          </table:table-cell>
          <table:table-cell table:formula="of:=SQRT(([.Q$5]-[.Q9])^2+([.R$5]-[.R9])^2)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2-7</text:p>
          </table:table-cell>
          <table:table-cell table:formula="of:=SQRT(([.Q$5]-[.Q10])^2+([.R$5]-[.R10])^2)"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Default" table:number-columns-repeated="12"/>
          <table:table-cell office:value-type="string">
            <text:p>2-8</text:p>
          </table:table-cell>
          <table:table-cell table:formula="of:=SQRT(([.Q$5]-[.Q11])^2+([.R$5]-[.R11])^2)" office:value-type="float" office:value="7">
            <text:p>7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2-9</text:p>
          </table:table-cell>
          <table:table-cell table:formula="of:=SQRT(([.Q$5]-[.Q12])^2+([.R$5]-[.R12])^2)" office:value-type="float" office:value="7.28010988928052">
            <text:p>7,28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3-4</text:p>
          </table:table-cell>
          <table:table-cell table:formula="of:=SQRT(([.Q$6]-[.Q7])^2+([.R$6]-[.R7])^2)" office:value-type="float" office:value="7.61577310586391">
            <text:p>7,62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3-5</text:p>
          </table:table-cell>
          <table:table-cell table:formula="of:=SQRT(([.Q$6]-[.Q8])^2+([.R$6]-[.R8])^2)" office:value-type="float" office:value="4.47213595499958">
            <text:p>4,47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3-6</text:p>
          </table:table-cell>
          <table:table-cell table:formula="of:=SQRT(([.Q$6]-[.Q9])^2+([.R$6]-[.R9])^2)" office:value-type="float" office:value="1.4142135623731">
            <text:p>1,41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3-7</text:p>
          </table:table-cell>
          <table:table-cell table:formula="of:=SQRT(([.Q$6]-[.Q10])^2+([.R$6]-[.R10])^2)" office:value-type="float" office:value="2.23606797749979">
            <text:p>2,24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3-8</text:p>
          </table:table-cell>
          <table:table-cell table:formula="of:=SQRT(([.Q$6]-[.Q11])^2+([.R$6]-[.R11])^2)" office:value-type="float" office:value="6.08276253029822">
            <text:p>6,08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3-9</text:p>
          </table:table-cell>
          <table:table-cell table:formula="of:=SQRT(([.Q$6]-[.Q12])^2+([.R$6]-[.R12])^2)" office:value-type="float" office:value="6.70820393249937">
            <text:p>6,71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4-5</text:p>
          </table:table-cell>
          <table:table-cell table:formula="of:=SQRT(([.Q$7]-[.Q8])^2+([.R$7]-[.R8])^2)" office:value-type="float" office:value="3.16227766016838">
            <text:p>3,16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4-6</text:p>
          </table:table-cell>
          <table:table-cell table:formula="of:=SQRT(([.Q$7]-[.Q9])^2+([.R$7]-[.R9])^2)" office:value-type="float" office:value="6.32455532033676">
            <text:p>6,32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4-7</text:p>
          </table:table-cell>
          <table:table-cell table:formula="of:=SQRT(([.Q$7]-[.Q10])^2+([.R$7]-[.R10])^2)" office:value-type="float" office:value="5.3851648071345">
            <text:p>5,39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4-8</text:p>
          </table:table-cell>
          <table:table-cell table:formula="of:=SQRT(([.Q$7]-[.Q11])^2+([.R$7]-[.R11])^2)" office:value-type="float" office:value="12.0415945787923">
            <text:p>12,04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4-9</text:p>
          </table:table-cell>
          <table:table-cell table:formula="of:=SQRT(([.Q$7]-[.Q12])^2+([.R$7]-[.R12])^2)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5-6</text:p>
          </table:table-cell>
          <table:table-cell table:formula="of:=SQRT(([.Q$8]-[.Q9])^2+([.R$8]-[.R9])^2)" office:value-type="float" office:value="3.16227766016838">
            <text:p>3,16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5-7</text:p>
          </table:table-cell>
          <table:table-cell table:formula="of:=SQRT(([.Q$8]-[.Q10])^2+([.R$8]-[.R10])^2)" office:value-type="float" office:value="2.23606797749979">
            <text:p>2,24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5-8</text:p>
          </table:table-cell>
          <table:table-cell table:formula="of:=SQRT(([.Q$8]-[.Q11])^2+([.R$8]-[.R11])^2)" office:value-type="float" office:value="9.4339811320566">
            <text:p>9,43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5-9</text:p>
          </table:table-cell>
          <table:table-cell table:formula="of:=SQRT(([.Q$8]-[.Q12])^2+([.R$8]-[.R12])^2)" office:value-type="float" office:value="2.23606797749979">
            <text:p>2,24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6-7</text:p>
          </table:table-cell>
          <table:table-cell table:formula="of:=SQRT(([.Q$9]-[.Q10])^2+([.R$9]-[.R10])^2)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6-8</text:p>
          </table:table-cell>
          <table:table-cell table:formula="of:=SQRT(([.Q$9]-[.Q11])^2+([.R$9]-[.R11])^2)" office:value-type="float" office:value="7.28010988928052">
            <text:p>7,28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6-9</text:p>
          </table:table-cell>
          <table:table-cell table:formula="of:=SQRT(([.Q$9]-[.Q12])^2+([.R$9]-[.R12])^2)" office:value-type="float" office:value="5.3851648071345">
            <text:p>5,39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7-8</text:p>
          </table:table-cell>
          <table:table-cell table:formula="of:=SQRT(([.Q$10]-[.Q11])^2+([.R$10]-[.R11])^2)" office:value-type="float" office:value="7.61577310586391">
            <text:p>7,62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7-9</text:p>
          </table:table-cell>
          <table:table-cell table:formula="of:=SQRT(([.Q$10]-[.Q12])^2+([.R$10]-[.R12])^2)" office:value-type="float" office:value="4.47213595499958">
            <text:p>4,47</text:p>
          </table:table-cell>
          <table:table-cell table:number-columns-repeated="1000"/>
        </table:table-row>
        <table:table-row table:style-name="ro2">
          <table:table-cell table:number-columns-repeated="12"/>
          <table:table-cell office:value-type="string">
            <text:p>8-9</text:p>
          </table:table-cell>
          <table:table-cell table:formula="of:=SQRT(([.Q$11]-[.Q12])^2+([.R$11]-[.R12])^2)" office:value-type="float" office:value="11.4017542509914">
            <text:p>11,4</text:p>
          </table:table-cell>
          <table:table-cell table:number-columns-repeated="1000"/>
        </table:table-row>
        <table:table-row table:style-name="ro2" table:number-rows-repeated="65488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Foglio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00.31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2T11:49:28</meta:creation-date>
    <dc:date>2010-02-15T00:31:17</dc:date>
    <meta:editing-duration>PT02H41M04S</meta:editing-duration>
    <meta:editing-cycles>10</meta:editing-cycles>
    <meta:generator>OpenOffice.org/3.0$Linux OpenOffice.org_project/300m15$Build-9379</meta:generator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